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opacity="50%" draw:textarea-horizontal-align="right" draw:textarea-vertical-align="bottom" draw:auto-grow-height="false" fo:min-height="1.484cm" fo:min-width="12.5cm" draw:shadow-opacity="5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vertical-align="middle" draw:auto-grow-height="false" fo:min-height="6.86cm" fo:min-width="0cm"/>
    </style:style>
    <style:style style:name="gr6" style:family="graphic" style:parent-style-name="standard">
      <style:graphic-properties draw:fill="none" draw:textarea-vertical-align="middle" draw:auto-grow-height="false" fo:min-height="4.96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ffffcc" draw:opacity="50%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-color="#ffff99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3cm" svg:height="1.734cm" svg:x="5.3cm" svg:y="8.9cm">
          <text:p text:style-name="P1"><text:span text:style-name="T1">doxia-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9cm" svg:height="0.808cm" svg:x="3.1cm" svg:y="7.283cm">
          <text:p text:style-name="P1"><text:span text:style-name="T1">decoration-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7.15cm" svg:y1="3.907cm" svg:x2="5.05cm" svg:y2="7.283cm" draw:start-shape="id1" draw:start-glue-point="2" draw:end-shape="id2" draw:end-glue-point="0" svg:d="M7150 3907l-2100 3376" svg:viewBox="0 0 2101 3377">
          <text:p/>
        </draw:connector>
        <draw:custom-shape draw:style-name="gr2" draw:text-style-name="P3" xml:id="id3" draw:id="id3" draw:layer="layout" svg:width="3.233cm" svg:height="0.809cm" svg:x="13.3cm" svg:y="3.1cm">
          <text:p text:style-name="P1"><text:span text:style-name="T1">doc-rende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4.916cm" svg:y1="3.909cm" svg:x2="13.45cm" svg:y2="9cm" draw:start-shape="id3" draw:start-glue-point="2" draw:end-shape="id4" draw:end-glue-point="0" svg:d="M14916 3909l-1466 5091" svg:viewBox="0 0 1467 5092">
          <text:p/>
        </draw:connector>
        <draw:custom-shape draw:style-name="gr4" draw:text-style-name="P5" draw:layer="layout" svg:width="2.233cm" svg:height="0.809cm" svg:x="9.934cm" svg:y="6cm">
          <text:p text:style-name="P1"><text:span text:style-name="T1">velo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8.8cm" svg:y1="3.503cm" svg:x2="11.05cm" svg:y2="4.6cm" draw:start-shape="id1" draw:start-glue-point="1" draw:end-shape="id5" draw:end-glue-point="0" svg:d="M8800 3503l2250 1097" svg:viewBox="0 0 2251 1098">
          <text:p/>
        </draw:connector>
        <draw:custom-shape draw:style-name="gr2" draw:text-style-name="P3" xml:id="id1" draw:id="id1" draw:layer="layout" svg:width="3.3cm" svg:height="0.807cm" svg:x="5.5cm" svg:y="3.1cm">
          <text:p text:style-name="P1"><text:span text:style-name="T1">site-rende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5" draw:id="id5" draw:layer="layout" svg:width="3.7cm" svg:height="0.809cm" svg:x="9.2cm" svg:y="4.6cm">
          <text:p text:style-name="P1"><text:span text:style-name="T1">plexus-velo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0.95cm" svg:y1="5.409cm" svg:x2="10.95cm" svg:y2="6cm" svg:d="M10950 5409v591" svg:viewBox="0 0 1 592">
          <text:p/>
        </draw:connector>
        <draw:custom-shape draw:style-name="gr4" draw:text-style-name="P5" xml:id="id6" draw:id="id6" draw:layer="layout" svg:width="3.3cm" svg:height="0.809cm" svg:x="5.5cm" svg:y="9cm">
          <text:p text:style-name="P1"><text:span text:style-name="T1">module-x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7.15cm" svg:y1="3.907cm" svg:x2="7.15cm" svg:y2="9cm" draw:start-shape="id1" draw:start-glue-point="2" draw:end-shape="id6" draw:end-glue-point="0" svg:d="M7150 3907v5093" svg:viewBox="0 0 1 5094">
          <text:p/>
        </draw:connector>
        <draw:custom-shape draw:style-name="gr4" draw:text-style-name="P5" xml:id="id4" draw:id="id4" draw:layer="layout" svg:width="2.7cm" svg:height="0.809cm" svg:x="12.1cm" svg:y="9cm">
          <text:p text:style-name="P1"><text:span text:style-name="T1">module-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7" draw:id="id7" draw:layer="layout" svg:width="3.2cm" svg:height="0.809cm" svg:x="14.9cm" svg:y="9cm">
          <text:p text:style-name="P1"><text:span text:style-name="T1">module-i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4.916cm" svg:y1="3.909cm" svg:x2="16.5cm" svg:y2="9cm" draw:start-shape="id3" draw:start-glue-point="2" draw:end-shape="id7" draw:end-glue-point="0" svg:d="M14916 3909l1584 5091" svg:viewBox="0 0 1585 5092">
          <text:p/>
        </draw:connector>
        <draw:connector draw:style-name="gr3" draw:text-style-name="P4" draw:layer="layout" draw:type="line" svg:x1="13.3cm" svg:y1="3.504cm" svg:x2="11.05cm" svg:y2="4.6cm" draw:start-shape="id3" draw:start-glue-point="3" draw:end-shape="id5" draw:end-glue-point="0" svg:d="M13300 3504l-2250 1096" svg:viewBox="0 0 2251 1097">
          <text:p/>
        </draw:connector>
        <draw:custom-shape draw:style-name="gr2" draw:text-style-name="P3" xml:id="id8" draw:id="id8" draw:layer="layout" svg:width="3.802cm" svg:height="0.808cm" svg:x="2.349cm" svg:y="4.492cm">
          <text:p text:style-name="P1"><text:span text:style-name="T1">integration-to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4.25cm" svg:y1="5.3cm" svg:x2="5.05cm" svg:y2="7.283cm" draw:start-shape="id8" draw:start-glue-point="2" draw:end-shape="id2" draw:end-glue-point="0" svg:d="M4250 5300l800 1983" svg:viewBox="0 0 801 1984">
          <text:p/>
        </draw:connector>
        <draw:custom-shape draw:style-name="gr2" draw:text-style-name="P3" xml:id="id9" draw:id="id9" draw:layer="layout" svg:width="2.7cm" svg:height="0.808cm" svg:x="7.3cm" svg:y="7.3cm">
          <text:p text:style-name="P1"><text:span text:style-name="T1">skin-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7.15cm" svg:y1="3.907cm" svg:x2="8.65cm" svg:y2="7.3cm" draw:start-shape="id1" draw:start-glue-point="2" draw:end-shape="id9" draw:end-glue-point="0" svg:d="M7150 3907l1500 3393" svg:viewBox="0 0 1501 3394">
          <text:p/>
        </draw:connector>
        <draw:custom-shape draw:style-name="gr5" draw:text-style-name="P6" draw:layer="layout" svg:width="0.5cm" svg:height="7.5cm" draw:transform="rotate (-1.5707963267949) translate (9.8cm 2.2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6" draw:layer="layout" svg:width="0.5cm" svg:height="5.5cm" draw:transform="rotate (-1.5707963267949) translate (17.826cm 2.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7" draw:layer="layout" svg:width="4.443cm" svg:height="0.962cm" svg:x="3.829cm" svg:y="1.3cm">
          <draw:text-box>
            <text:p>Site rendering</text:p>
          </draw:text-box>
        </draw:frame>
        <draw:frame draw:style-name="gr7" draw:text-style-name="P7" draw:layer="layout" svg:width="6.238cm" svg:height="0.962cm" svg:x="11.957cm" svg:y="1.3cm">
          <draw:text-box>
            <text:p>Document render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2.1$Linux_X86_64 LibreOffice_project/10$Build-1</meta:generator>
    <meta:creation-date>2008-12-20T23:12:09</meta:creation-date>
    <dc:date>2018-11-03T11:50:40.856925523</dc:date>
    <meta:editing-cycles>22</meta:editing-cycles>
    <meta:editing-duration>PT6H47M37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